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496765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1" calcext:value-type="float">
            <text:p>1601</text:p>
          </table:table-cell>
          <table:table-cell office:value-type="float" office:value="42" calcext:value-type="float">
            <text:p>42</text:p>
          </table:table-cell>
          <table:table-cell office:value-type="float" office:value="3387260000" calcext:value-type="float">
            <text:p>3387260000</text:p>
          </table:table-cell>
          <table:table-cell office:value-type="float" office:value="4.92857" calcext:value-type="float">
            <text:p>4.92857</text:p>
          </table:table-cell>
          <table:table-cell office:value-type="float" office:value="372.095" calcext:value-type="float">
            <text:p>372.095</text:p>
          </table:table-cell>
          <table:table-cell office:value-type="float" office:value="207" calcext:value-type="float">
            <text:p>207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6" calcext:value-type="float">
            <text:p>1626</text:p>
          </table:table-cell>
          <table:table-cell office:value-type="float" office:value="41" calcext:value-type="float">
            <text:p>41</text:p>
          </table:table-cell>
          <table:table-cell office:value-type="float" office:value="2501550000" calcext:value-type="float">
            <text:p>2501550000</text:p>
          </table:table-cell>
          <table:table-cell office:value-type="float" office:value="4.73171" calcext:value-type="float">
            <text:p>4.73171</text:p>
          </table:table-cell>
          <table:table-cell office:value-type="float" office:value="239.976" calcext:value-type="float">
            <text:p>239.976</text:p>
          </table:table-cell>
          <table:table-cell office:value-type="float" office:value="200" calcext:value-type="float">
            <text:p>200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2" calcext:value-type="float">
            <text:p>1542</text:p>
          </table:table-cell>
          <table:table-cell office:value-type="float" office:value="42" calcext:value-type="float">
            <text:p>42</text:p>
          </table:table-cell>
          <table:table-cell office:value-type="float" office:value="3016030000" calcext:value-type="float">
            <text:p>3016030000</text:p>
          </table:table-cell>
          <table:table-cell office:value-type="float" office:value="4.52381" calcext:value-type="float">
            <text:p>4.52381</text:p>
          </table:table-cell>
          <table:table-cell office:value-type="float" office:value="331.476" calcext:value-type="float">
            <text:p>331.476</text:p>
          </table:table-cell>
          <table:table-cell office:value-type="float" office:value="194" calcext:value-type="float">
            <text:p>194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45" calcext:value-type="float">
            <text:p>45</text:p>
          </table:table-cell>
          <table:table-cell office:value-type="float" office:value="1965620000" calcext:value-type="float">
            <text:p>1965620000</text:p>
          </table:table-cell>
          <table:table-cell office:value-type="float" office:value="4.68889" calcext:value-type="float">
            <text:p>4.68889</text:p>
          </table:table-cell>
          <table:table-cell office:value-type="float" office:value="145.356" calcext:value-type="float">
            <text:p>145.356</text:p>
          </table:table-cell>
          <table:table-cell office:value-type="float" office:value="222" calcext:value-type="float">
            <text:p>222</text:p>
          </table:table-cell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float" office:value="2603360000" calcext:value-type="float">
            <text:p>2603360000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250.718" calcext:value-type="float">
            <text:p>250.718</text:p>
          </table:table-cell>
          <table:table-cell office:value-type="float" office:value="197" calcext:value-type="float">
            <text:p>197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16" calcext:value-type="float">
            <text:p>1616</text:p>
          </table:table-cell>
          <table:table-cell office:value-type="float" office:value="43" calcext:value-type="float">
            <text:p>43</text:p>
          </table:table-cell>
          <table:table-cell office:value-type="float" office:value="3109490000" calcext:value-type="float">
            <text:p>3109490000</text:p>
          </table:table-cell>
          <table:table-cell office:value-type="float" office:value="5.32558" calcext:value-type="float">
            <text:p>5.32558</text:p>
          </table:table-cell>
          <table:table-cell office:value-type="float" office:value="323.651" calcext:value-type="float">
            <text:p>323.651</text:p>
          </table:table-cell>
          <table:table-cell office:value-type="float" office:value="200" calcext:value-type="float">
            <text:p>200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0" calcext:value-type="float">
            <text:p>1570</text:p>
          </table:table-cell>
          <table:table-cell office:value-type="float" office:value="38" calcext:value-type="float">
            <text:p>38</text:p>
          </table:table-cell>
          <table:table-cell office:value-type="float" office:value="2160030000" calcext:value-type="float">
            <text:p>2160030000</text:p>
          </table:table-cell>
          <table:table-cell office:value-type="float" office:value="4.73684" calcext:value-type="float">
            <text:p>4.73684</text:p>
          </table:table-cell>
          <table:table-cell office:value-type="float" office:value="189.526" calcext:value-type="float">
            <text:p>189.526</text:p>
          </table:table-cell>
          <table:table-cell office:value-type="float" office:value="199" calcext:value-type="float">
            <text:p>199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42" calcext:value-type="float">
            <text:p>42</text:p>
          </table:table-cell>
          <table:table-cell office:value-type="float" office:value="2006070000" calcext:value-type="float">
            <text:p>2006070000</text:p>
          </table:table-cell>
          <table:table-cell office:value-type="float" office:value="4.35714" calcext:value-type="float">
            <text:p>4.35714</text:p>
          </table:table-cell>
          <table:table-cell office:value-type="float" office:value="179.881" calcext:value-type="float">
            <text:p>179.881</text:p>
          </table:table-cell>
          <table:table-cell office:value-type="float" office:value="211" calcext:value-type="float">
            <text:p>211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59" calcext:value-type="float">
            <text:p>1559</text:p>
          </table:table-cell>
          <table:table-cell office:value-type="float" office:value="43" calcext:value-type="float">
            <text:p>43</text:p>
          </table:table-cell>
          <table:table-cell office:value-type="float" office:value="2028430000" calcext:value-type="float">
            <text:p>2028430000</text:p>
          </table:table-cell>
          <table:table-cell office:value-type="float" office:value="4.60465" calcext:value-type="float">
            <text:p>4.60465</text:p>
          </table:table-cell>
          <table:table-cell office:value-type="float" office:value="189.558" calcext:value-type="float">
            <text:p>189.558</text:p>
          </table:table-cell>
          <table:table-cell office:value-type="float" office:value="204" calcext:value-type="float">
            <text:p>204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7" calcext:value-type="float">
            <text:p>1457</text:p>
          </table:table-cell>
          <table:table-cell office:value-type="float" office:value="40" calcext:value-type="float">
            <text:p>40</text:p>
          </table:table-cell>
          <table:table-cell office:value-type="float" office:value="1918250000" calcext:value-type="float">
            <text:p>1918250000</text:p>
          </table:table-cell>
          <table:table-cell office:value-type="float" office:value="4.85" calcext:value-type="float">
            <text:p>4.85</text:p>
          </table:table-cell>
          <table:table-cell office:value-type="float" office:value="150.575" calcext:value-type="float">
            <text:p>150.575</text:p>
          </table:table-cell>
          <table:table-cell office:value-type="float" office:value="183" calcext:value-type="float">
            <text:p>183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3" calcext:value-type="float">
            <text:p>1563</text:p>
          </table:table-cell>
          <table:table-cell office:value-type="float" office:value="34" calcext:value-type="float">
            <text:p>34</text:p>
          </table:table-cell>
          <table:table-cell office:value-type="float" office:value="2509890000" calcext:value-type="float">
            <text:p>2509890000</text:p>
          </table:table-cell>
          <table:table-cell office:value-type="float" office:value="4.79412" calcext:value-type="float">
            <text:p>4.79412</text:p>
          </table:table-cell>
          <table:table-cell office:value-type="float" office:value="244.618" calcext:value-type="float">
            <text:p>244.618</text:p>
          </table:table-cell>
          <table:table-cell office:value-type="float" office:value="188" calcext:value-type="float">
            <text:p>188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3" calcext:value-type="float">
            <text:p>1643</text:p>
          </table:table-cell>
          <table:table-cell office:value-type="float" office:value="38" calcext:value-type="float">
            <text:p>38</text:p>
          </table:table-cell>
          <table:table-cell office:value-type="float" office:value="1938490000" calcext:value-type="float">
            <text:p>1938490000</text:p>
          </table:table-cell>
          <table:table-cell office:value-type="float" office:value="4.42105" calcext:value-type="float">
            <text:p>4.42105</text:p>
          </table:table-cell>
          <table:table-cell office:value-type="float" office:value="166.868" calcext:value-type="float">
            <text:p>166.868</text:p>
          </table:table-cell>
          <table:table-cell office:value-type="float" office:value="211" calcext:value-type="float">
            <text:p>211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office:value-type="float" office:value="3498330000" calcext:value-type="float">
            <text:p>3498330000</text:p>
          </table:table-cell>
          <table:table-cell office:value-type="float" office:value="5.125" calcext:value-type="float">
            <text:p>5.125</text:p>
          </table:table-cell>
          <table:table-cell office:value-type="float" office:value="362.3" calcext:value-type="float">
            <text:p>362.3</text:p>
          </table:table-cell>
          <table:table-cell office:value-type="float" office:value="199" calcext:value-type="float">
            <text:p>199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5" calcext:value-type="float">
            <text:p>1625</text:p>
          </table:table-cell>
          <table:table-cell office:value-type="float" office:value="46" calcext:value-type="float">
            <text:p>46</text:p>
          </table:table-cell>
          <table:table-cell office:value-type="float" office:value="2993490000" calcext:value-type="float">
            <text:p>2993490000</text:p>
          </table:table-cell>
          <table:table-cell office:value-type="float" office:value="4.56522" calcext:value-type="float">
            <text:p>4.56522</text:p>
          </table:table-cell>
          <table:table-cell office:value-type="float" office:value="323.935" calcext:value-type="float">
            <text:p>323.935</text:p>
          </table:table-cell>
          <table:table-cell office:value-type="float" office:value="209" calcext:value-type="float">
            <text:p>209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7" calcext:value-type="float">
            <text:p>1627</text:p>
          </table:table-cell>
          <table:table-cell office:value-type="float" office:value="46" calcext:value-type="float">
            <text:p>46</text:p>
          </table:table-cell>
          <table:table-cell office:value-type="float" office:value="1992860000" calcext:value-type="float">
            <text:p>1992860000</text:p>
          </table:table-cell>
          <table:table-cell office:value-type="float" office:value="4.86957" calcext:value-type="float">
            <text:p>4.86957</text:p>
          </table:table-cell>
          <table:table-cell office:value-type="float" office:value="185.348" calcext:value-type="float">
            <text:p>185.348</text:p>
          </table:table-cell>
          <table:table-cell office:value-type="float" office:value="209" calcext:value-type="float">
            <text:p>209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6" calcext:value-type="float">
            <text:p>1626</text:p>
          </table:table-cell>
          <table:table-cell office:value-type="float" office:value="43" calcext:value-type="float">
            <text:p>43</text:p>
          </table:table-cell>
          <table:table-cell office:value-type="float" office:value="2524590000" calcext:value-type="float">
            <text:p>2524590000</text:p>
          </table:table-cell>
          <table:table-cell office:value-type="float" office:value="5.18605" calcext:value-type="float">
            <text:p>5.18605</text:p>
          </table:table-cell>
          <table:table-cell office:value-type="float" office:value="237.884" calcext:value-type="float">
            <text:p>237.884</text:p>
          </table:table-cell>
          <table:table-cell office:value-type="float" office:value="202" calcext:value-type="float">
            <text:p>202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office:value-type="float" office:value="2620190000" calcext:value-type="float">
            <text:p>2620190000</text:p>
          </table:table-cell>
          <table:table-cell office:value-type="float" office:value="4.17949" calcext:value-type="float">
            <text:p>4.17949</text:p>
          </table:table-cell>
          <table:table-cell office:value-type="float" office:value="299.538" calcext:value-type="float">
            <text:p>299.538</text:p>
          </table:table-cell>
          <table:table-cell office:value-type="float" office:value="219" calcext:value-type="float">
            <text:p>219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6" calcext:value-type="float">
            <text:p>1706</text:p>
          </table:table-cell>
          <table:table-cell office:value-type="float" office:value="43" calcext:value-type="float">
            <text:p>43</text:p>
          </table:table-cell>
          <table:table-cell office:value-type="float" office:value="2859340000" calcext:value-type="float">
            <text:p>2859340000</text:p>
          </table:table-cell>
          <table:table-cell office:value-type="float" office:value="5.18605" calcext:value-type="float">
            <text:p>5.18605</text:p>
          </table:table-cell>
          <table:table-cell office:value-type="float" office:value="299.977" calcext:value-type="float">
            <text:p>299.977</text:p>
          </table:table-cell>
          <table:table-cell office:value-type="float" office:value="221" calcext:value-type="float">
            <text:p>221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1" calcext:value-type="float">
            <text:p>1591</text:p>
          </table:table-cell>
          <table:table-cell office:value-type="float" office:value="43" calcext:value-type="float">
            <text:p>43</text:p>
          </table:table-cell>
          <table:table-cell office:value-type="float" office:value="2710020000" calcext:value-type="float">
            <text:p>2710020000</text:p>
          </table:table-cell>
          <table:table-cell office:value-type="float" office:value="5.32558" calcext:value-type="float">
            <text:p>5.32558</text:p>
          </table:table-cell>
          <table:table-cell office:value-type="float" office:value="255.302" calcext:value-type="float">
            <text:p>255.302</text:p>
          </table:table-cell>
          <table:table-cell office:value-type="float" office:value="197" calcext:value-type="float">
            <text:p>197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5" calcext:value-type="float">
            <text:p>1565</text:p>
          </table:table-cell>
          <table:table-cell office:value-type="float" office:value="34" calcext:value-type="float">
            <text:p>34</text:p>
          </table:table-cell>
          <table:table-cell office:value-type="float" office:value="2956030000" calcext:value-type="float">
            <text:p>2956030000</text:p>
          </table:table-cell>
          <table:table-cell office:value-type="float" office:value="5.64706" calcext:value-type="float">
            <text:p>5.64706</text:p>
          </table:table-cell>
          <table:table-cell office:value-type="float" office:value="263.471" calcext:value-type="float">
            <text:p>263.471</text:p>
          </table:table-cell>
          <table:table-cell office:value-type="float" office:value="199" calcext:value-type="float">
            <text:p>199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41" calcext:value-type="float">
            <text:p>41</text:p>
          </table:table-cell>
          <table:table-cell office:value-type="float" office:value="2671060000" calcext:value-type="float">
            <text:p>2671060000</text:p>
          </table:table-cell>
          <table:table-cell office:value-type="float" office:value="5.29268" calcext:value-type="float">
            <text:p>5.29268</text:p>
          </table:table-cell>
          <table:table-cell office:value-type="float" office:value="248.829" calcext:value-type="float">
            <text:p>248.829</text:p>
          </table:table-cell>
          <table:table-cell office:value-type="float" office:value="216" calcext:value-type="float">
            <text:p>216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6" calcext:value-type="float">
            <text:p>1436</text:p>
          </table:table-cell>
          <table:table-cell office:value-type="float" office:value="40" calcext:value-type="float">
            <text:p>40</text:p>
          </table:table-cell>
          <table:table-cell office:value-type="float" office:value="1892930000" calcext:value-type="float">
            <text:p>1892930000</text:p>
          </table:table-cell>
          <table:table-cell office:value-type="float" office:value="5.2" calcext:value-type="float">
            <text:p>5.2</text:p>
          </table:table-cell>
          <table:table-cell office:value-type="float" office:value="151.625" calcext:value-type="float">
            <text:p>151.625</text:p>
          </table:table-cell>
          <table:table-cell office:value-type="float" office:value="174" calcext:value-type="float">
            <text:p>174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9" calcext:value-type="float">
            <text:p>1509</text:p>
          </table:table-cell>
          <table:table-cell office:value-type="float" office:value="45" calcext:value-type="float">
            <text:p>45</text:p>
          </table:table-cell>
          <table:table-cell office:value-type="float" office:value="2190520000" calcext:value-type="float">
            <text:p>2190520000</text:p>
          </table:table-cell>
          <table:table-cell office:value-type="float" office:value="4.28889" calcext:value-type="float">
            <text:p>4.28889</text:p>
          </table:table-cell>
          <table:table-cell office:value-type="float" office:value="197.978" calcext:value-type="float">
            <text:p>197.978</text:p>
          </table:table-cell>
          <table:table-cell office:value-type="float" office:value="184" calcext:value-type="float">
            <text:p>184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27" calcext:value-type="float">
            <text:p>1527</text:p>
          </table:table-cell>
          <table:table-cell office:value-type="float" office:value="46" calcext:value-type="float">
            <text:p>46</text:p>
          </table:table-cell>
          <table:table-cell office:value-type="float" office:value="1867480000" calcext:value-type="float">
            <text:p>1867480000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153.326" calcext:value-type="float">
            <text:p>153.326</text:p>
          </table:table-cell>
          <table:table-cell office:value-type="float" office:value="200" calcext:value-type="float">
            <text:p>200</text:p>
          </table:table-cell>
          <table:table-cell office:value-type="float" office:value="7084" calcext:value-type="float">
            <text:p>7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3:59.198097052</dc:date>
    <meta:editing-duration>PT4M45S</meta:editing-duration>
    <meta:editing-cycles>1</meta:editing-cycles>
    <meta:document-statistic meta:table-count="1" meta:cell-count="350" meta:object-count="0"/>
    <meta:generator>LibreOffice/6.0.6.2$Linux_X86_64 LibreOffice_project/00m0$Build-2</meta:generator>
  </office:meta>
</office:document-meta>
</file>